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table>
      <mtr>
        <mtd>
          <mrow>
            <mi>f</mi>
            <mrow>
              <mrow>
                <mo stretchy="false">(</mo>
                <mrow>
                  <mi>x</mi>
                  <mi>,</mi>
                  <mi>m</mi>
                  <mi>,</mi>
                  <mi>s</mi>
                </mrow>
                <mo stretchy="false">)</mo>
              </mrow>
              <mo stretchy="false">=</mo>
              <mrow>
                <mn>0.5</mn>
                <mo stretchy="false">⋅</mo>
                <msup>
                  <mi>e</mi>
                  <mfrac>
                    <mrow>
                      <mo stretchy="false">−</mo>
                      <msup>
                        <mrow>
                          <mo stretchy="false">(</mo>
                          <mrow>
                            <mi>x</mi>
                            <mo stretchy="false">−</mo>
                            <mi>m</mi>
                          </mrow>
                          <mo stretchy="false">)</mo>
                        </mrow>
                        <mn>2</mn>
                      </msup>
                    </mrow>
                    <mi>s</mi>
                  </mfrac>
                </msup>
              </mrow>
            </mrow>
          </mrow>
        </mtd>
      </mtr>
      <mtr>
        <mtd/>
      </mtr>
      <mtr>
        <mtd>
          <mrow>
            <mi mathvariant="italic">Sieg</mi>
            <mi mathvariant="normal">:</mi>
            <msub>
              <mi>m</mi>
              <mi mathvariant="italic">sieger</mi>
            </msub>
            <mo stretchy="false">→</mo>
            <mrow>
              <mi>m</mi>
              <mo stretchy="false">+</mo>
              <mi>f</mi>
            </mrow>
            <mrow>
              <mrow>
                <mo stretchy="false">(</mo>
                <mrow>
                  <msub>
                    <mi>m</mi>
                    <mi mathvariant="italic">verlierer</mi>
                  </msub>
                  <mi>,</mi>
                  <msub>
                    <mi>m</mi>
                    <mi mathvariant="italic">sieger</mi>
                  </msub>
                  <mi>,</mi>
                  <msub>
                    <mi>s</mi>
                    <mi mathvariant="italic">sieger</mi>
                  </msub>
                </mrow>
                <mo stretchy="false">)</mo>
              </mrow>
              <mo stretchy="false">⋅</mo>
              <msub>
                <mi>m</mi>
                <mi mathvariant="italic">verlierer</mi>
              </msub>
            </mrow>
          </mrow>
        </mtd>
      </mtr>
      <mtr>
        <mtd>
          <mrow>
            <mi mathvariant="italic">if</mi>
            <mrow>
              <mo stretchy="false">(</mo>
              <mrow>
                <msub>
                  <mi>m</mi>
                  <mi mathvariant="italic">verlierer</mi>
                </msub>
                <mo stretchy="false">&gt;</mo>
                <mrow>
                  <msub>
                    <mi>m</mi>
                    <mi mathvariant="italic">sieger</mi>
                  </msub>
                  <mo stretchy="false">+</mo>
                  <msub>
                    <mn>2s</mn>
                    <mi mathvariant="italic">sieger</mi>
                  </msub>
                </mrow>
              </mrow>
              <mo stretchy="false">)</mo>
            </mrow>
            <mi mathvariant="normal">:</mi>
            <msub>
              <mi>s</mi>
              <mi mathvariant="italic">sieger</mi>
            </msub>
            <mo stretchy="false">→</mo>
            <mrow>
              <msub>
                <mi>s</mi>
                <mi mathvariant="italic">sieger</mi>
              </msub>
              <mo stretchy="false">+</mo>
              <mn>1</mn>
            </mrow>
          </mrow>
        </mtd>
      </mtr>
      <mtr>
        <mtd/>
      </mtr>
      <mtr>
        <mtd>
          <mrow>
            <mi mathvariant="italic">Niederlage</mi>
            <mi mathvariant="normal">:</mi>
            <msub>
              <mi>m</mi>
              <mi mathvariant="italic">verlierer</mi>
            </msub>
            <mo stretchy="false">→</mo>
            <mrow>
              <mi>m</mi>
              <mo stretchy="false">−</mo>
              <mi>f</mi>
            </mrow>
            <mrow>
              <mrow>
                <mo stretchy="false">(</mo>
                <mrow>
                  <msub>
                    <mi>m</mi>
                    <mi mathvariant="italic">sieger</mi>
                  </msub>
                  <mi>,</mi>
                  <msub>
                    <mi>m</mi>
                    <mi mathvariant="italic">verlierer</mi>
                  </msub>
                  <mi>,</mi>
                  <msub>
                    <mi>s</mi>
                    <mi mathvariant="italic">verl</mi>
                  </msub>
                </mrow>
                <mo stretchy="false">)</mo>
              </mrow>
              <mo stretchy="false">⋅</mo>
              <msub>
                <mi>m</mi>
                <mi mathvariant="italic">sieger</mi>
              </msub>
            </mrow>
          </mrow>
        </mtd>
      </mtr>
      <mtr>
        <mtd>
          <mrow>
            <mi mathvariant="italic">if</mi>
            <mrow>
              <mo stretchy="false">(</mo>
              <mrow>
                <msub>
                  <mi>m</mi>
                  <mi mathvariant="italic">sieger</mi>
                </msub>
                <mo stretchy="false">&lt;</mo>
                <mrow>
                  <msub>
                    <mi>m</mi>
                    <mi mathvariant="italic">verlierer</mi>
                  </msub>
                  <mo stretchy="false">−</mo>
                  <msub>
                    <mn>2s</mn>
                    <mi mathvariant="italic">verlierer</mi>
                  </msub>
                </mrow>
              </mrow>
              <mo stretchy="false">)</mo>
            </mrow>
            <mi mathvariant="normal">:</mi>
            <msub>
              <mi>s</mi>
              <mi mathvariant="italic">verlierer</mi>
            </msub>
            <mo stretchy="false">→</mo>
            <mrow>
              <msub>
                <mi>s</mi>
                <mi mathvariant="italic">verlierer</mi>
              </msub>
              <mo stretchy="false">+</mo>
              <mn>1</mn>
            </mrow>
          </mrow>
        </mtd>
      </mtr>
      <mtr>
        <mtd/>
      </mtr>
    </mtable>
    <annotation encoding="StarMath 5.0">f(x,m,s)=0.5 cdot e^{-(x-m)^2 over s} newline
newline
Sieg: m_sieger rightarrow m+ f(m_verlierer,m_sieger,s_sieger) cdot m_verlierer newline
if(m_verlierer&gt;m_sieger+2s_sieger):s_sieger rightarrow s_sieger+1 newline
newline
Niederlage: m_verlierer rightarrow m- f(m_sieger,m_verlierer,s_verl) cdot m_sieger newline
if(m_sieger&lt;m_verlierer-2s_verlierer):s_verlierer rightarrow s_verlierer+1 newline
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ank Dressel</meta:initial-creator>
    <meta:creation-date>2011-06-02T11:11:37.24</meta:creation-date>
    <meta:generator>LibreOffice/3.3$Win32 LibreOffice_project/330m19$Build-6</meta:generator>
  </office:meta>
</office:document-meta>
</file>